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26.17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1.815cm" fo:min-width="4.58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1.815cm" fo:min-width="20.455cm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26.67cm" svg:height="1.905cm" svg:x="0.635cm" svg:y="0.635cm">
          <text:p text:style-name="P2">Communicati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12.065cm" svg:x="0.635cm" svg:y="3.175cm">
          <text:p text:style-name="P2">Filters</text:p>
          <text:p text:style-name="P2"><text:span text:style-name="T1">patientTevredenheid</text:span></text:p>
          <text:p text:style-name="P2"><text:span text:style-name="T1">medewerkerTevredenheid</text:span></text:p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0.955cm" svg:height="12.065cm" svg:x="6.35cm" svg:y="3.1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3T19:52:54.974300968</meta:creation-date>
    <meta:generator>LibreOffice/26.2.1.2$Linux_X86_64 LibreOffice_project/620$Build-2</meta:generator>
    <dc:date>2026-03-03T20:43:10.289398345</dc:date>
    <meta:editing-duration>PT23M11S</meta:editing-duration>
    <meta:editing-cycles>2</meta:editing-cycles>
    <meta:document-statistic meta:object-count="30"/>
  </office:meta>
</office:document-meta>
</file>